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6b" officeooo:paragraph-rsid="00155c6b"/>
    </style:style>
    <style:style style:name="P2" style:family="paragraph" style:parent-style-name="Standard">
      <style:text-properties officeooo:rsid="00155c6b" officeooo:paragraph-rsid="001f5182"/>
    </style:style>
    <style:style style:name="P3" style:family="paragraph" style:parent-style-name="Standard">
      <style:text-properties officeooo:rsid="00155c6b" officeooo:paragraph-rsid="00235f78"/>
    </style:style>
    <style:style style:name="P4" style:family="paragraph" style:parent-style-name="Standard">
      <style:text-properties officeooo:rsid="00155c6b" officeooo:paragraph-rsid="0028523e"/>
    </style:style>
    <style:style style:name="P5" style:family="paragraph" style:parent-style-name="Standard">
      <style:text-properties fo:font-weight="bold" officeooo:rsid="00155c6b" officeooo:paragraph-rsid="00155c6b" style:font-weight-asian="bold" style:font-weight-complex="bold"/>
    </style:style>
    <style:style style:name="P6" style:family="paragraph" style:parent-style-name="Standard">
      <style:text-properties fo:font-weight="bold" officeooo:rsid="00155c6b" officeooo:paragraph-rsid="0026ecd6" style:font-weight-asian="bold" style:font-weight-complex="bold"/>
    </style:style>
    <style:style style:name="P7" style:family="paragraph" style:parent-style-name="Standard">
      <style:text-properties fo:font-weight="bold" officeooo:rsid="00155c6b" officeooo:paragraph-rsid="0028523e" style:font-weight-asian="bold" style:font-weight-complex="bold"/>
    </style:style>
    <style:style style:name="P8" style:family="paragraph" style:parent-style-name="Standard">
      <style:text-properties fo:font-weight="bold" officeooo:rsid="00220f01" officeooo:paragraph-rsid="002b3c59" style:font-weight-asian="bold" style:font-weight-complex="bold"/>
    </style:style>
    <style:style style:name="P9" style:family="paragraph" style:parent-style-name="Standard">
      <style:text-properties fo:font-weight="bold" officeooo:rsid="00220f01" officeooo:paragraph-rsid="00220f01" style:font-weight-asian="bold" style:font-weight-complex="bold"/>
    </style:style>
    <style:style style:name="P10" style:family="paragraph" style:parent-style-name="Standard">
      <style:text-properties fo:font-weight="bold" officeooo:rsid="001ead8f" officeooo:paragraph-rsid="001f5182" style:font-weight-asian="bold" style:font-weight-complex="bold"/>
    </style:style>
    <style:style style:name="P11" style:family="paragraph" style:parent-style-name="Standard">
      <style:text-properties fo:font-weight="bold" officeooo:rsid="001ead8f" officeooo:paragraph-rsid="001ead8f" style:font-weight-asian="bold" style:font-weight-complex="bold"/>
    </style:style>
    <style:style style:name="P12" style:family="paragraph" style:parent-style-name="Standard">
      <style:text-properties fo:font-weight="bold" officeooo:rsid="001ead8f" officeooo:paragraph-rsid="0028523e" style:font-weight-asian="bold" style:font-weight-complex="bold"/>
    </style:style>
    <style:style style:name="P13" style:family="paragraph" style:parent-style-name="Standard">
      <style:text-properties officeooo:rsid="001ead8f" officeooo:paragraph-rsid="001ead8f"/>
    </style:style>
    <style:style style:name="P14" style:family="paragraph" style:parent-style-name="Standard">
      <style:text-properties officeooo:rsid="001ead8f" officeooo:paragraph-rsid="001f5182"/>
    </style:style>
    <style:style style:name="P15" style:family="paragraph" style:parent-style-name="Standard">
      <style:text-properties officeooo:rsid="001ead8f" officeooo:paragraph-rsid="002b3c59"/>
    </style:style>
    <style:style style:name="P16" style:family="paragraph" style:parent-style-name="Standard">
      <style:text-properties officeooo:rsid="00220f01" officeooo:paragraph-rsid="00220f01"/>
    </style:style>
    <style:style style:name="T1" style:family="text">
      <style:text-properties officeooo:rsid="00159563"/>
    </style:style>
    <style:style style:name="T2" style:family="text">
      <style:text-properties officeooo:rsid="0017b111"/>
    </style:style>
    <style:style style:name="T3" style:family="text">
      <style:text-properties officeooo:rsid="00184a58"/>
    </style:style>
    <style:style style:name="T4" style:family="text">
      <style:text-properties officeooo:rsid="0018fced"/>
    </style:style>
    <style:style style:name="T5" style:family="text">
      <style:text-properties officeooo:rsid="001a67f0"/>
    </style:style>
    <style:style style:name="T6" style:family="text">
      <style:text-properties officeooo:rsid="001c3fcb"/>
    </style:style>
    <style:style style:name="T7" style:family="text">
      <style:text-properties officeooo:rsid="001cbf64"/>
    </style:style>
    <style:style style:name="T8" style:family="text">
      <style:text-properties officeooo:rsid="001cfb49"/>
    </style:style>
    <style:style style:name="T9" style:family="text">
      <style:text-properties officeooo:rsid="001ead8f"/>
    </style:style>
    <style:style style:name="T10" style:family="text">
      <style:text-properties officeooo:rsid="001f5182"/>
    </style:style>
    <style:style style:name="T11" style:family="text">
      <style:text-properties officeooo:rsid="00220f01"/>
    </style:style>
    <style:style style:name="T12" style:family="text">
      <style:text-properties officeooo:rsid="00235f78"/>
    </style:style>
    <style:style style:name="T13" style:family="text">
      <style:text-properties officeooo:rsid="0023fb53"/>
    </style:style>
    <style:style style:name="T14" style:family="text">
      <style:text-properties officeooo:rsid="0028523e"/>
    </style:style>
    <style:style style:name="T15" style:family="text">
      <style:text-properties officeooo:rsid="002a1867"/>
    </style:style>
    <style:style style:name="T16" style:family="text">
      <style:text-properties officeooo:rsid="002b3c59"/>
    </style:style>
    <style:style style:name="T1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- TRABALHANDO COM CONTAINER<text:span text:style-name="T1">S</text:span></text:p>
      <text:p text:style-name="P1"/>
      <text:p text:style-name="P1">- Para listar todos os containers em execu<text:span text:style-name="T1">ç</text:span>ão:</text:p>
      <text:p text:style-name="P5">$ docker ps</text:p>
      <text:p text:style-name="P1"/>
      <text:p text:style-name="P1">- Para listar todos os containers em execu<text:span text:style-name="T1">ç</text:span>ão ou não:</text:p>
      <text:p text:style-name="P5">$ docker ps -a</text:p>
      <text:p text:style-name="P1"/>
      <text:p text:style-name="P1">- <text:span text:style-name="T3">Baixando e executando</text:span> o primeiro exemplo de container (hello-world):</text:p>
      <text:p text:style-name="P5"><text:span text:style-name="T2">$ </text:span>docker run hello-world</text:p>
      <text:p text:style-name="P1"/>
      <text:p text:style-name="P1">- <text:span text:style-name="T4">Baixando e executando o container do ubuntu </text:span><text:span text:style-name="T5">(última versão)</text:span><text:span text:style-name="T4">, </text:span>com o comando "-ti" <text:span text:style-name="T4">entraremos </text:span>no modo terminal <text:span text:style-name="T5">do container</text:span>:</text:p>
      <text:p text:style-name="P5"><text:span text:style-name="T5">$</text:span> docker run -ti ubuntu /bin/bash</text:p>
      <text:p text:style-name="P1"/>
      <text:p text:style-name="P1">- <text:span text:style-name="T6">P</text:span>ara sair finalizando o container: <text:span text:style-name="T17">"Ctrl+d"</text:span></text:p>
      <text:p text:style-name="P1"/>
      <text:p text:style-name="P1">- <text:span text:style-name="T6">P</text:span>ara sair do container sem finaliar: <text:span text:style-name="T17">"Ctrl+p+q"</text:span></text:p>
      <text:p text:style-name="P1"/>
      <text:p text:style-name="P4">- <text:span text:style-name="T9">Para pa</text:span><text:span text:style-name="T14">usar</text:span><text:span text:style-name="T9"> a execução do container:</text:span></text:p>
      <text:p text:style-name="P12">$ docker <text:span text:style-name="T14">pause</text:span> “id ou nome do container”</text:p>
      <text:p text:style-name="P1"/>
      <text:p text:style-name="P1">- <text:span text:style-name="T9">Para parar a execução do container:</text:span></text:p>
      <text:p text:style-name="P11">$ docker stop “id ou nome do container”</text:p>
      <text:p text:style-name="P13"/>
      <text:p text:style-name="P2">- <text:span text:style-name="T9">Para </text:span><text:span text:style-name="T10">continuar</text:span><text:span text:style-name="T9"> a execução do container:</text:span></text:p>
      <text:p text:style-name="P10">$ docker st<text:span text:style-name="T10">art</text:span> “id ou nome do container”</text:p>
      <text:p text:style-name="P14"/>
      <text:p text:style-name="P4">- <text:span text:style-name="T7">P</text:span>ara voltar <text:span text:style-name="T15">para dentro d</text:span>o container:</text:p>
      <text:p text:style-name="P7"><text:span text:style-name="T8">$</text:span> docker attach "id <text:span text:style-name="T9">ou nome </text:span>do container"</text:p>
      <text:p text:style-name="P14"/>
      <text:p text:style-name="P14">- <text:span text:style-name="T11">Para parar um container em execussão e exclui-lo:</text:span></text:p>
      <text:p text:style-name="P9">$ docker rm -f “id ou nome do container”</text:p>
      <text:p text:style-name="P16"/>
      <text:p text:style-name="P15">- <text:span text:style-name="T11">Para </text:span><text:span text:style-name="T16">excluir um container sem estar em</text:span><text:span text:style-name="T11"> execussão:</text:span></text:p>
      <text:p text:style-name="P8">$ docker rm “id ou nome do container”</text:p>
      <text:p text:style-name="P16"/>
      <text:p text:style-name="P3">- <text:span text:style-name="T4">Baixando e executando o container do ubuntu </text:span><text:span text:style-name="T5">versão</text:span><text:span text:style-name="T12">14.04</text:span><text:span text:style-name="T4">, </text:span><text:span text:style-name="T12">dando</text:span> <text:span text:style-name="T12">um nome específico ao container e</text:span> <text:span text:style-name="T4">entra</text:span><text:span text:style-name="T12">ndo</text:span><text:span text:style-name="T4"> </text:span>no modo terminal:</text:p>
      <text:p text:style-name="P6"><text:span text:style-name="T5">$</text:span> docker run -ti --<text:span text:style-name="T13">name meu_ubuntu </text:span>ubuntu:<text:span text:style-name="T13">14.04</text:span> /bin/b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07:48.811517732</meta:creation-date>
    <meta:generator>LibreOffice/7.1.6.2$Linux_X86_64 LibreOffice_project/10$Build-2</meta:generator>
    <dc:date>2021-10-12T17:50:35.028259145</dc:date>
    <meta:editing-duration>PT42M38S</meta:editing-duration>
    <meta:editing-cycles>20</meta:editing-cycles>
    <meta:document-statistic meta:table-count="0" meta:image-count="0" meta:object-count="0" meta:page-count="1" meta:paragraph-count="25" meta:word-count="208" meta:character-count="1173" meta:non-whitespace-character-count="991"/>
  </office:meta>
</office:document-meta>
</file>